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4547in"/>
    </style:style>
    <style:style style:name="ro2" style:family="table-row">
      <style:table-row-properties style:row-height="0.1957in" fo:break-before="auto" style:use-optimal-row-height="true"/>
    </style:style>
    <style:style style:name="ro1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1_5f_2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all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7"/>
        <table:table-row table:style-name="ro2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2">
          <table:table-cell office:value-type="string">
            <text:p>qi</text:p>
          </table:table-cell>
          <table:table-cell office:value-type="string">
            <text:p>0.01*g1(a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i</text:p>
          </table:table-cell>
          <table:table-cell office:value-type="string">
            <text:p>0.05*g1(a)</text:p>
          </table:table-cell>
          <table:table-cell table:number-columns-repeated="3" office:value-type="float" office:value="1.9">
            <text:p>1.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5" table:number-rows-spanned="1">
            <text:p>Each weight in [0.15, 0.33]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5" table:number-rows-spanned="1">
            <text:p>Lambda in [0.5, 0.7]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class</text:p>
          </table:table-cell>
          <table:table-cell office:value-type="string">
            <text:p>ref</text:p>
          </table:table-cell>
          <table:table-cell office:value-type="string">
            <text:p>aind</text:p>
          </table:table-cell>
          <table:table-cell table:number-columns-repeated="1015"/>
        </table:table-row>
        <table:table-row table:style-name="ro2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2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2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2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1015"/>
        </table:table-row>
        <table:table-row table:style-name="ro2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number-columns-repeated="1015"/>
        </table:table-row>
        <table:table-row table:style-name="ro2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5"/>
        </table:table-row>
        <table:table-row table:style-name="ro2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2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2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1015"/>
        </table:table-row>
        <table:table-row table:style-name="ro2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table:number-columns-repeated="1015"/>
        </table:table-row>
        <table:table-row table:style-name="ro2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2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table:number-columns-repeated="1015"/>
        </table:table-row>
        <table:table-row table:style-name="ro2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5"/>
        </table:table-row>
        <table:table-row table:style-name="ro2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 table:number-columns-repeated="1015"/>
        </table:table-row>
        <table:table-row table:style-name="ro2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1015"/>
        </table:table-row>
        <table:table-row table:style-name="ro2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8">
            <text:p>38</text:p>
          </table:table-cell>
          <table:table-cell table:number-columns-repeated="1015"/>
        </table:table-row>
        <table:table-row table:style-name="ro2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table:number-columns-repeated="1015"/>
        </table:table-row>
        <table:table-row table:style-name="ro2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2" table:number-rows-repeated="9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style-name="ce5"/>
          <table:table-cell table:number-columns-repeated="1023"/>
        </table:table-row>
        <table:table-row table:style-name="ro2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ts" table:style-name="ta2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2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2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 table:number-rows-repeated="10">
          <table:table-cell table:style-name="ce3"/>
          <table:table-cell table:number-columns-repeated="1023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s" table:style-name="ta3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2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1:01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łosz Kadziński</meta:initial-creator>
    <meta:creation-date>2013-01-22T14:49:38</meta:creation-date>
    <dc:creator>Tommi Tervonen</dc:creator>
    <dc:date>2013-01-24T11:03:43</dc:date>
    <meta:editing-cycles>19</meta:editing-cycles>
    <meta:editing-duration>PT2H34M38S</meta:editing-duration>
    <meta:generator>LibreOffice/3.6$Linux_x86 LibreOffice_project/360m1$Build-2</meta:generator>
    <meta:document-statistic meta:table-count="3" meta:cell-count="650" meta:object-count="0"/>
  </office:meta>
</office:document-meta>
</file>